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36pt" style:font-size-asian="36pt" style:font-size-complex="36pt"/>
    </style:style>
    <style:style style:name="P2" style:family="paragraph" style:parent-style-name="Standard">
      <style:text-properties fo:font-size="36pt" fo:language="ru" fo:country="RU" style:font-size-asian="36pt" style:font-size-complex="36pt"/>
    </style:style>
    <style:style style:name="P3" style:family="paragraph" style:parent-style-name="Standard">
      <style:text-properties fo:font-size="36pt" fo:language="ru" fo:country="RU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4" style:family="paragraph" style:parent-style-name="Standard">
      <style:text-properties fo:font-size="36pt" fo:language="ru" fo:country="RU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5" style:family="paragraph" style:parent-style-name="Standard">
      <style:text-properties fo:font-size="36pt" fo:language="en" fo:country="US" style:font-size-asian="36pt" style:font-size-complex="36pt"/>
    </style:style>
    <style:style style:name="P6" style:family="paragraph" style:parent-style-name="Standard">
      <style:text-properties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7" style:family="paragraph" style:parent-style-name="Standard">
      <style:text-properties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8" style:family="paragraph" style:parent-style-name="Standard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9" style:family="paragraph" style:parent-style-name="Standard">
      <style:text-properties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10" style:family="paragraph" style:parent-style-name="Standard">
      <style:text-properties fo:font-size="36pt" fo:language="ru" fo:country="RU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11" style:family="paragraph" style:parent-style-name="Standard" style:list-style-name="L1">
      <style:text-properties fo:font-size="36pt" fo:language="ru" fo:country="RU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12" style:family="paragraph" style:parent-style-name="Standard">
      <style:text-properties fo:font-size="36pt" fo:language="ru" fo:country="RU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 Notes</text:p>
      <text:p text:style-name="P1"/>
      <text:p text:style-name="P8">Relations between classes : </text:p>
      <text:p text:style-name="P1"/>
      <text:p text:style-name="P2"><text:span text:style-name="T8">Наследование</text:span> — класс наследует все свойства родительского класса</text:p>
      <text:p text:style-name="P2"/>
      <text:p text:style-name="P2"><text:span text:style-name="T8">Аггрегирование</text:span> — в одном классе присутствуют экземпляры других классов как поля. Например — в класс Машина включен класс Двигатель как поле.</text:p>
      <text:p text:style-name="P2"/>
      <text:p text:style-name="P5"><text:span text:style-name="T8">Acc</text:span><text:span text:style-name="T7">оциация</text:span><text:span text:style-name="T6"> — два класса не </text:span><text:soft-page-break/><text:span text:style-name="T6">являются наследниками и не связаны агрегированием, но обращаются друг к другу. Например, класс студент привязан к классу предаватель.</text:span></text:p>
      <text:p text:style-name="P2"/>
      <text:p text:style-name="P4">Обьектная модель</text:p>
      <text:p text:style-name="P4"/>
      <text:p text:style-name="P7"><text:span text:style-name="T6">Обьектную модель определяют наборы значений полей (</text:span><text:span text:style-name="T7">состояния обьектов</text:span><text:span text:style-name="T6">) и медоды (</text:span><text:span text:style-name="T7">поведение обьектов</text:span><text:span text:style-name="T6">) классов. </text:span></text:p>
      <text:p text:style-name="P3"/>
      <text:p text:style-name="P7"><text:span text:style-name="T7">Индивидуальность</text:span><text:span text:style-name="T6"> — в классе существуют поля, которые общие для всех обьектов, </text:span><text:soft-page-break/><text:span text:style-name="T6">например общее количество созданных обьектов, и поля индивидуальные для обьектов. Общие поля при проектировании хранятся особым образом (как минимум как </text:span>static <text:span text:style-name="T6">поля).</text:span></text:p>
      <text:p text:style-name="P3"/>
      <text:p text:style-name="P6">Enum - <text:s/><text:span text:style-name="T6">перечисления в </text:span>Java</text:p>
      <text:p text:style-name="P3">Хорошее применение когда есть стого определенный набор значений. Например — полов может быть только 2 — мужской и женский. Внутри <text:span text:style-name="T1">Enum </text:span>можно создавать методы и переменные и к ним <text:soft-page-break/>обращаться. </text:p>
      <text:p text:style-name="P3">Если есть возможность модифицировать число значений через интерфейс — лучше <text:span text:style-name="T1">Enum </text:span>не применять. Только тогда применять, когда возможные значения <text:span text:style-name="T1">hard-coded. </text:span></text:p>
      <text:p text:style-name="P7"/>
      <text:p text:style-name="P3"><text:span text:style-name="T2">TDD - Test Driven Development</text:span><text:span text:style-name="T1"> </text:span></text:p>
      <text:p text:style-name="P4"><text:span text:style-name="T1">( </text:span>программирование через тестирование)</text:p>
      <text:list xml:id="list4051203786643466618" text:style-name="L1">
        <text:list-item>
          <text:p text:style-name="P11">Пишем тесты, определяем новые требования, проверяем что он не проходит <text:span text:style-name="T1">(Red)</text:span></text:p>
        </text:list-item>
        <text:list-item>
          <text:p text:style-name="P11">Пишем код, чтобы тест <text:soft-page-break/>проходил (<text:span text:style-name="T1">Green)</text:span></text:p>
        </text:list-item>
        <text:list-item>
          <text:p text:style-name="P11">Рефакторинг</text:p>
        </text:list-item>
      </text:list>
      <text:p text:style-name="P3"/>
      <text:p text:style-name="P4">Добавление библиотек в проект:</text:p>
      <text:p text:style-name="P3">Правой кнопкой на проект — <text:span text:style-name="T1">Open Module Settings – Libraries. </text:span>Реально библиотеки прописываются в <text:span text:style-name="T1">CLASSPATH </text:span>переменную <text:span text:style-name="T1">– </text:span><text:s/><text:span text:style-name="T1">(</text:span><text:a xlink:type="simple" xlink:href="https://docs.oracle.com/javase/tutorial/essential/environment/paths.html" text:style-name="Internet_20_link" text:visited-style-name="Visited_20_Internet_20_Link">https://docs.oracle.com/javase/tutorial/essential/environment/paths.html</text:a><text:span text:style-name="T1">)</text:span></text:p>
      <text:p text:style-name="P7"/>
      <text:p text:style-name="P7"/>
      <text:p text:style-name="P7"/>
      <text:p text:style-name="P3"><text:soft-page-break/><text:span text:style-name="T9">Как добавить </text:span><text:span text:style-name="T4">новый</text:span><text:span text:style-name="T9"> </text:span><text:span text:style-name="T4">main </text:span><text:span text:style-name="T9">метод автоматически</text:span> <text:span text:style-name="T1">– </text:span>печатаем <text:span text:style-name="T1">psvm </text:span>и <text:span text:style-name="T1">нажrимаем</text:span> <text:span text:style-name="T1">Tab</text:span></text:p>
      <text:p text:style-name="P3"><text:span text:style-name="T1"/></text:p>
      <text:p text:style-name="P12"><text:span text:style-name="T1">Reflection API</text:span></text:p>
      <text:p text:style-name="P3">Зачем изучать <text:span text:style-name="T1">Reflection – </text:span>на <text:span text:style-name="T1">Reflection </text:span>построены <text:span text:style-name="T3">Swing</text:span><text:span text:style-name="T1"> </text:span>и <text:span text:style-name="T3">Hebirnate</text:span><text:span text:style-name="T1"> </text:span>библиотеки. Изучение <text:s/><text:span text:style-name="T1">Reflection </text:span>позволит конфигурить библиотеки эффективно.</text:p>
      <text:p text:style-name="P3">В чем суть — мы можем с помощью <text:span text:style-name="T1">Reflection API </text:span>по экземпляру класса вытащить все методы и поля класса и дальше их использовать.</text:p>
      <text:p text:style-name="P7"><text:soft-page-break/></text:p>
      <text:p text:style-name="P7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y Bespalov</meta:initial-creator>
    <meta:creation-date>2015-09-22T23:12:14.40</meta:creation-date>
    <dc:date>2015-09-28T00:31:46.95</dc:date>
    <dc:creator>Andrey Bespalov</dc:creator>
    <meta:editing-duration>PT21H17M19S</meta:editing-duration>
    <meta:editing-cycles>15</meta:editing-cycles>
    <meta:generator>OpenOffice/4.1.1$Win32 OpenOffice.org_project/411m6$Build-9775</meta:generator>
    <meta:document-statistic meta:table-count="0" meta:image-count="0" meta:object-count="0" meta:page-count="7" meta:paragraph-count="22" meta:word-count="267" meta:character-count="1930"/>
  </office:meta>
</office:document-meta>
</file>